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56"/><text:span text:style-name="T1">Website Assignment Report</text:span></text:p>
      <text:p text:style-name="P2"/>
      <text:p text:style-name="P2">Summary:</text:p>
      <text:p text:style-name="P1">This website probject is about the television show Peaky Blinders. The goal of the project was to create a website using everything I have learned so far in Web Development 1. I wanted to show information on the show like the characters, episodes and music of the television show because I feel when viewers a website about a show, they want to know more about the show. Research was very important for the making of the project as needed to make sure website is similar to others but at the same time diferent than others. As the show is dark and gritty, I wanted to give the website a dark look that is similar to the show.</text:p>
      <text:p text:style-name="P1"/>
      <text:p text:style-name="P2">Website Structure:</text:p>
      <text:p text:style-name="P1">Below are the main pages of my website that different from each other. In the characters page, when clicking on the image of the character you will be taken to a new html page where you learn about the character and who portrays the character. On the episodes page, there are links that lead to pages of each series and on the music page, there is a list of music that is played in each series.</text:p>
      <text:p text:style-name="P1"/>
      <text:p text:style-name="P1"><text:s text:c="61"/>(main html links) <text:s text:c="35"/></text:p>
      <text:p text:style-name="P1"><text:s text:c="43"/>Home-Characters-Episodes-Music-Gallery</text:p>
      <text:p text:style-name="P1"/>
      <text:p text:style-name="P1"><text:s text:c="61"/>(footer html links)</text:p>
      <text:p text:style-name="P1"><text:s text:c="57"/>About-Privacy-Sitemap</text:p>
      <text:p text:style-name="P1"/>
      <text:p text:style-name="P2">Images:</text:p>
      <text:p text:style-name="P1"/>
      <text:p text:style-name="P1">Arthur Shelby sr..jpg</text:p>
      <text:p text:style-name="P1">Arthur Shelby.jpg</text:p>
      <text:p text:style-name="P1">Charlie Strong.jpg</text:p>
      <text:p text:style-name="P1">Danny Whiz-Bang.jpg</text:p>
      <text:p text:style-name="P1">Finn Shelby.jpg</text:p>
      <text:p text:style-name="P1">Inspector Campbell.jpg</text:p>
      <text:p text:style-name="P1">Isaiah Jesus.png</text:p>
      <text:p text:style-name="P1">Izabella Petrovna.jpg</text:p>
      <text:p text:style-name="P1">Jeremiah Jesus.jpg</text:p>
      <text:p text:style-name="P1">John Shelby.jpg</text:p>
      <text:p text:style-name="P1">Leon Petrovich Romanov.png</text:p>
      <text:p text:style-name="P1">May Carleton.jpg</text:p>
      <text:p text:style-name="P1">Michael Gray.jpg</text:p>
      <text:p text:style-name="P1">peaky blinders ada shelby.jpg</text:p>
      <text:p text:style-name="P1">Peaky blinders alfie solomons.jpg</text:p>
      <text:p text:style-name="P1">Peaky blinders Billy kimber.jpg</text:p>
      <text:p text:style-name="P1">peaky blinders esme shelby.jpg</text:p>
      <text:p text:style-name="P1">peaky blinders father john hughes.jpg</text:p>
      <text:p text:style-name="P1">peaky blinders Grace-burgess.jpg</text:p>
      <text:p text:style-name="P1">peaky blinders Johnny dogs.jpg</text:p>
      <text:p text:style-name="P1">peaky blinders Lizzie.jpg</text:p>
      <text:p text:style-name="P1">peaky blinders Ruben Oliver.jpg</text:p>
      <text:p text:style-name="P1">Peaky_blinders_Freddie.jpg</text:p>
      <text:p text:style-name="P1">Polly Gray.jpg</text:p>
      <text:p text:style-name="P1">Sergeant Mosss.jpg</text:p>
      <text:p text:style-name="P1">Tatiana Petrovna.jpg</text:p>
      <text:p text:style-name="P1">Thomas Shelby.jpg</text:p>
      <text:p text:style-name="P1"><text:soft-page-break/><text:span text:style-name="T1">Images taken from</text:span> <text:a xlink:type="simple" xlink:href="http://peaky-blinders.wikia.com/wiki/Category:Characters" text:style-name="Internet_20_link" text:visited-style-name="Visited_20_Internet_20_Link">http://peaky-blinders.wikia.com/wiki/Category:Characters</text:a></text:p>
      <text:p text:style-name="P1"/>
      <text:p text:style-name="P1">Curly.jpg <text:s text:c="6"/></text:p>
      <text:p text:style-name="P1"><text:s/><text:a xlink:type="simple" xlink:href="https://images.search.yahoo.com/search/images?p=peaky+blinders+curly&amp;fr=mcafee&amp;imgurl=http%3A%2F%2Fwww.imfdb.org%2Fimages%2Fthumb%2Fb%2Fb0%2FPeakyBlinders01-Lewis.jpg%2F600px-PeakyBlinders01-Lewis.jpg#id=0&amp;iurl=http%3A%2F%2Fwww.imfdb.org%2Fimages%2Fthumb%2Fb%2Fb0%2FPeakyBlinders01-Lewis.jpg%2F600px-PeakyBlinders01-Lewis.jpg&amp;action=click" text:style-name="Internet_20_link" text:visited-style-name="Visited_20_Internet_20_Link">https://images.search.yahoo.com/search/images?p=peaky+blinders+curly&amp;fr=mcafee&amp;imgurl=http%3A%2F%2Fwww.imfdb.org%2Fimages%2Fthumb%2Fb%2Fb0%2FPeakyBlinders01-Lewis.jpg%2F600px-PeakyBlinders01-Lewis.jpg#id=0&amp;iurl=http%3A%2F%2Fwww.imfdb.org%2Fimages%2Fthumb%2Fb%2Fb0%2FPeakyBlinders01-Lewis.jpg%2F600px-PeakyBlinders01-Lewis.jpg&amp;action=click</text:a></text:p>
      <text:p text:style-name="P1"/>
      <text:p text:style-name="P1">Jessie Eden.jpg</text:p>
      <text:p text:style-name="P1">https://images.search.yahoo.com/search/images;_ylt=AwrJ7KFywC1aTMQAeRFXNyoA;_ylu=X3oDMTE0dHN1bjNnBGNvbG8DYmYxBHBvcwMxBHZ0aWQDQjQ0ODJfMQRzZWMDcGl2cw--?p=peaky+blinders+jessie+eden&amp;fr2=piv-web&amp;fr=mcafee#id=1&amp;iurl=http%3A%2F%2Fi.dailymail.co.uk%2Fi%2Fpix%2F2017%2F10%2F29%2F13%2F45CDB91A00000578-0-image-a-5_1509284389258.jpg&amp;action=click</text:p>
      <text:p text:style-name="P1"/>
      <text:p text:style-name="P1">Aberama Gold.jpg</text:p>
      <text:p text:style-name="P1">Bonnie Gold.jpg</text:p>
      <text:p text:style-name="P1">http://www.bbc.co.uk/programmes/profiles/YCfNS1NPGcprxhgcvkfrQ7/cast-characters</text:p>
      <text:p text:style-name="P1"/>
      <text:p text:style-name="P1">Luca Changretta.jpg</text:p>
      <text:p text:style-name="P1">https://images.search.yahoo.com/search/images;_ylt=A0LEVzvhwC1af6QAjg1XNyoA;_ylu=X3oDMTE0dHN1bjNnBGNvbG8DYmYxBHBvcwMxBHZ0aWQDQjQ0ODJfMQRzZWMDcGl2cw--?p=peaky+blinders+luca+changretta&amp;fr2=piv-web&amp;fr=mcafee#id=65&amp;iurl=http%3A%2F%2Fcdn.images.express.co.uk%2Fimg%2Fdynamic%2F20%2F590x%2Fsecondary%2FAdrien-Brody-in-Peaky-Blinders-series-4-949831.jpg&amp;action=click</text:p>
      <text:p text:style-name="P1"/>
      <text:p text:style-name="P1">peaky-blinders-logo.jpg</text:p>
      <text:p text:style-name="P1">https://images.search.yahoo.com/search/images;_ylt=AwrBT4IawS1aXbsAfYxXNyoA;_ylu=X3oDMTE0dHN1bjNnBGNvbG8DYmYxBHBvcwMxBHZ0aWQDQjQ0ODJfMQRzZWMDcGl2cw--?p=peaky+blinders+logo&amp;fr2=piv-web&amp;fr=mcafee#id=0&amp;iurl=https%3A%2F%2Fbokunosekai.files.wordpress.com%2F2013%2F09%2Fpeaky-blinders-logo.jpg%3Fw%3D547&amp;action=click</text:p>
      <text:p text:style-name="P1"/>
      <text:p text:style-name="P1">PK gallery 1.jpg</text:p>
      <text:p text:style-name="P1"/>
      <text:p text:style-name="P1">PK gallery 2.jpg</text:p>
      <text:p text:style-name="P1"><text:s/></text:p>
      <text:p text:style-name="P1">PK gallery 3.jpg</text:p>
      <text:p text:style-name="P1"/>
      <text:p text:style-name="P1">PK gallery 4.jpg</text:p>
      <text:p text:style-name="P1"/>
      <text:p text:style-name="P1">PK gallery 5.jpg</text:p>
      <text:p text:style-name="P1"/>
      <text:p text:style-name="P1"/>
      <text:p text:style-name="P1"/>
      <text:p text:style-name="P1"/>
      <text:p text:style-name="P1"/>
      <text:p text:style-name="P1"/>
      <text:p text:style-name="P1"/>
      <text:p text:style-name="P1"/>
      <text:p text:style-name="P1"/>
      <text:p text:style-name="P1"><text:soft-page-break/>PK gallery 6.jpg</text:p>
      <text:p text:style-name="P1">https://images.search.yahoo.com/search/images;_ylt=AwrB8o9owS1aHxkAVY.JzbkF;_ylu=X3oDMTBsZ29xY3ZzBHNlYwNzZWFyY2gEc2xrA2J1dHRvbg--;_ylc=X1MDOTYwNjI4NTcEX3IDMgRhY3RuA2NsawRiY2sDMmVvOWZ2aGF2a29mdCUyNmIlM0QzJTI2cyUzRDBqBGNzcmNwdmlkAzh4X3p6REV3TGpJbllTXzhWZnBoX1F6Uk9EQXVNUUFBQUFDc2MzcGwEZnIDbWNhZmVlBGZyMgNzYS1ncARncHJpZANTcWRvVzlmbFRUZTJJM3FmRlZvZXRBBG10ZXN0aWQDbnVsbARuX3N1Z2cDMARvcmlnaW4DaW1hZ2VzLnNlYXJjaC55YWhvby5jb20EcG9zAzAEcHFzdHIDBHBxc3RybAMEcXN0cmwDMjUEcXVlcnkDcGVha3kgYmxpbmRlcnMgYmFja2dyb3VuZAR0X3N0bXADMTUxMjk0ODExMgR2dGVzdGlkA251bGw-?gprid=SqdoW9flTTe2I3qfFVoetA&amp;pvid=8x_zzDEwLjInYS_8Vfph_QzRODAuMQAAAACsc3pl&amp;p=peaky+blinders+background&amp;fr=mcafee&amp;fr2=sb-top-images.search.yahoo.com&amp;ei=UTF-8&amp;n=60&amp;x=wrt#id=16&amp;iurl=http%3A%2F%2Fwallpapercave.com%2Fwp%2Fwp1890591.jpg&amp;action=click</text:p>
      <text:p text:style-name="P1"/>
      <text:p text:style-name="P1">PK gallery 7.jpg</text:p>
      <text:p text:style-name="P1"/>
      <text:p text:style-name="P1"/>
      <text:p text:style-name="P1"/>
      <text:p text:style-name="P1"/>
      <text:p text:style-name="P1"/>
      <text:p text:style-name="P1">All images were resized to be the same as each other. The character images were resizes into dimensions: 130 x 115, the gallery images were resized to dimensions: 534 x 289.</text:p>
      <text:p text:style-name="P1"/>
      <text:p text:style-name="P1"/>
      <text:p text:style-name="P2">Personal opinion:</text:p>
      <text:p text:style-name="P1">Overall I am happy with my project and hope I do well in the marks. I had some trouble with the coding of the website and especially the css for the style of the website. It took some time to get everything in the right place but the website includes the pages I wanted to include when planning this project. I do feel the website is not fully perfect. I feel I didn't plan enough for some of the texts like the characters and episodes as I got the information from <text:s/><text:a xlink:type="simple" xlink:href="http://peaky-blinders.wikia.com/wiki/Category:Characters" text:style-name="Internet_20_link" text:visited-style-name="Visited_20_Internet_20_Link">http://peaky-blinders.wikia.com/wiki/Category:Characters</text:a> and <text:a xlink:type="simple" xlink:href="http://www.bbc.co.uk/programmes/b045fz8r/episodes/player" text:style-name="Internet_20_link" text:visited-style-name="Visited_20_Internet_20_Link">http://www.bbc.co.uk/programmes/b045fz8r/episodes/player</text:a>. The home page may also need a lot more the show as some and myself included may feel there is not enough shown on the home page. Some other requirements like fonts and entities in my opinion are not shown enough but hopefully and this report is too short but hopefully in future assignments, I can improve on thi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2-10T22:11:38.12</meta:creation-date>
    <meta:editing-duration>PT42M48S</meta:editing-duration>
    <meta:editing-cycles>3</meta:editing-cycles>
    <meta:generator>OpenOffice/4.1.4$Win32 OpenOffice.org_project/414m5$Build-9788</meta:generator>
    <meta:initial-creator>Ciaran Dowling</meta:initial-creator>
    <dc:date>2017-12-10T23:25:13.78</dc:date>
    <dc:creator>Ciaran Dowling</dc:creator>
    <meta:document-statistic meta:table-count="0" meta:image-count="0" meta:object-count="0" meta:page-count="3" meta:paragraph-count="61" meta:word-count="511" meta:character-count="5689"/>
  </office:meta>
</office:document-meta>
</file>